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368cm" fo:min-width="0.93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4.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>
      <style:graphic-properties draw:stroke="none" draw:fill="none" fo:min-height="15.752cm"/>
    </style:style>
    <style:style style:name="gr8" style:family="graphic" style:parent-style-name="standard">
      <style:graphic-properties draw:stroke="none" draw:fill="none" fo:min-height="14.482cm"/>
    </style:style>
    <style:style style:name="gr9" style:family="graphic" style:parent-style-name="standard">
      <style:graphic-properties draw:stroke="none" draw:fill="none" fo:min-height="17.689cm"/>
    </style:style>
    <style:style style:name="gr10" style:family="graphic" style:parent-style-name="standard">
      <style:graphic-properties draw:stroke="none" draw:fill="none" fo:min-height="5.161cm"/>
    </style:style>
    <style:style style:name="gr11" style:family="graphic" style:parent-style-name="standard">
      <style:graphic-properties draw:stroke="none" draw:fill="none" fo:min-height="14.004cm"/>
    </style:style>
    <style:style style:name="gr12" style:family="graphic" style:parent-style-name="standard">
      <style:graphic-properties draw:stroke="none" draw:fill="none" fo:min-height="6.384cm"/>
    </style:style>
    <style:style style:name="gr13" style:family="graphic" style:parent-style-name="standard">
      <style:graphic-properties draw:stroke="none" draw:fill="none" fo:min-height="3.306cm"/>
    </style:style>
    <style:style style:name="gr14" style:family="graphic" style:parent-style-name="standard">
      <style:graphic-properties draw:stroke="none" draw:fill="none" fo:min-height="12.12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style:font-name="Bitstream Vera Sans Mono1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Bitstream Vera Sans Mono1" fo:font-size="16pt" style:font-size-asian="16pt" style:font-size-complex="16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8pt"/>
    </style:style>
    <style:style style:name="P13" style:family="paragraph">
      <style:text-properties style:font-name="Bitstream Vera Sans Mono1"/>
    </style:style>
    <style:style style:name="P14" style:family="paragraph">
      <loext:graphic-properties draw:fill="none"/>
      <style:text-properties style:font-name="Bitstream Vera Sans Mono1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/>
      <style:text-properties fo:font-size="32pt" style:font-size-asian="32pt" style:font-size-complex="32pt"/>
    </style:style>
    <style:style style:name="P17" style:family="paragraph">
      <style:text-properties style:font-name="Bitstream Vera Sans Mono1" fo:font-size="18pt" style:font-size-asian="18pt" style:font-size-complex="18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style:font-name="Bitstream Vera Sans Mono1" fo:font-size="18pt"/>
    </style:style>
    <style:style style:name="P20" style:family="paragraph">
      <loext:graphic-properties draw:fill="none"/>
      <style:text-properties style:font-name="Bitstream Vera Sans Mono1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Bitstream Vera Sans Mono1" fo:font-size="28pt" style:font-size-asian="28pt" style:font-size-complex="28pt"/>
    </style:style>
    <style:style style:name="T5" style:family="text">
      <style:text-properties style:font-name="Liberation Sans2" fo:font-size="28pt" style:font-size-asian="28pt" style:font-size-complex="28pt"/>
    </style:style>
    <style:style style:name="T6" style:family="text">
      <style:text-properties style:font-name="Bitstream Vera Sans Mono1" fo:font-size="18pt" style:font-size-asian="18pt" style:font-size-complex="18pt"/>
    </style:style>
    <style:style style:name="T7" style:family="text">
      <style:text-properties style:font-name="Bitstream Vera Sans Mono1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Bitstream Vera Sans Mono1" fo:font-size="18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style:font-name="Bitstream Vera Sans Mono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Bitstream Vera Sans Mono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Bitstream Vera Sans Mono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Puppet Bootcamp</text:p>
            <text:p/>
            <text:p>Nick Maludy</text:p>
            <text:p>2017-01-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>
          <draw:text-box>
            <text:p text:style-name="P2">Puppet Bootcamp</text:p>
            <text:p text:style-name="P2"/>
            <text:p text:style-name="P2">Nick Maludy</text:p>
            <text:p text:style-name="P2">2017-01-1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ology</text:p>
              </text:list-item>
              <text:list-item>
                <text:p>Puppet Basics</text:p>
              </text:list-item>
              <text:list-item>
                <text:p>Repository Components and Layout</text:p>
              </text:list-item>
              <text:list-item>
                <text:p>How and where to add things</text:p>
              </text:list-item>
              <text:list-item>
                <text:p>Where to go from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 Management</text:p>
              </text:list-item>
              <text:list-item>
                <text:p>Automation</text:p>
              </text:list-item>
              <text:list-item>
                <text:p>Written in Ruby</text:p>
              </text:list-item>
              <text:list-item>
                <text:p>Manifests and Classes in Puppet DSL</text:p>
              </text:list-item>
              <text:list-item>
                <text:p>DSL defines state NOT proced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s/Co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Pros</text:p>
                <text:list>
                  <text:list-item>
                    <text:p>Config management</text:p>
                  </text:list-item>
                  <text:list-item>
                    <text:p>Performance</text:p>
                  </text:list-item>
                  <text:list-item>
                    <text:p>Scalable</text:p>
                  </text:list-item>
                  <text:list-item>
                    <text:p>Centralization</text:p>
                  </text:list-item>
                  <text:list-item>
                    <text:p>Mature Ecosystem</text:p>
                  </text:list-item>
                  <text:list-item>
                    <text:p>Mature Tool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One-off commands/scripts</text:p>
                  </text:list-item>
                  <text:list-item>
                    <text:p>Application Orchestration (available in PE, soon in OS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rminology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uppet </text:span><text:span text:style-name="T1">Master</text:span><text:span text:style-name="T2"> </text:span><text:span text:style-name="T1">(server) </text:span><text:span text:style-name="T2">is the central server that manages the environment</text:span></text:p>
              </text:list-item>
              <text:list-item>
                <text:p><text:span text:style-name="T1">Puppet Agent (client) </text:span><text:span text:style-name="T2">is the client application that runs periodically to perform actions</text:span></text:p>
              </text:list-item>
              <text:list-item>
                <text:p><text:span text:style-name="T1">Facts</text:span><text:span text:style-name="T2"> are piece of information about a server</text:span></text:p>
              </text:list-item>
              <text:list-item>
                <text:p><text:span text:style-name="T1">Catalog</text:span><text:span text:style-name="T2"> is a compiled package that describes the desired state of a cl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rection</text:p>
          </draw:text-box>
        </draw:frame>
        <draw:custom-shape draw:style-name="gr2" draw:text-style-name="P6" draw:layer="layout" svg:width="3.556cm" svg:height="3.81cm" svg:x="12.192cm" svg:y="4.343cm">
          <text:p text:style-name="P6">Maste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032cm" svg:height="2.286cm" svg:x="2.032cm" svg:y="8.382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3.556cm" svg:y="10.16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5.589cm" svg:y="11.938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7.874cm" svg:y="13.208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10.16cm" svg:y="13.97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12.446cm" svg:y="14.478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14.986cm" svg:y="13.97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17.272cm" svg:y="13.462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19.558cm" svg:y="12.7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19.559cm" svg:y="12.701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21.592cm" svg:y="11.43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032cm" svg:height="2.286cm" svg:x="23.114cm" svg:y="9.398cm">
          <text:p text:style-name="P6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81cm" svg:y1="8.636cm" svg:x2="12.192cm" svg:y2="6.096cm">
          <text:p/>
        </draw:line>
        <draw:line draw:style-name="gr4" draw:text-style-name="P7" draw:layer="layout" svg:x1="5.334cm" svg:y1="10.668cm" svg:x2="11.938cm" svg:y2="6.858cm">
          <text:p/>
        </draw:line>
        <draw:line draw:style-name="gr4" draw:text-style-name="P7" draw:layer="layout" svg:x1="7.366cm" svg:y1="12.192cm" svg:x2="12.192cm" svg:y2="8.153cm">
          <text:p/>
        </draw:line>
        <draw:line draw:style-name="gr4" draw:text-style-name="P7" draw:layer="layout" svg:x1="9.652cm" svg:y1="13.462cm" svg:x2="12.954cm" svg:y2="8.153cm">
          <text:p/>
        </draw:line>
        <draw:line draw:style-name="gr4" draw:text-style-name="P7" draw:layer="layout" svg:x1="11.938cm" svg:y1="14.224cm" svg:x2="13.462cm" svg:y2="8.153cm">
          <text:p/>
        </draw:line>
        <draw:line draw:style-name="gr4" draw:text-style-name="P7" draw:layer="layout" svg:x1="13.462cm" svg:y1="14.478cm" svg:x2="13.716cm" svg:y2="8.153cm">
          <text:p/>
        </draw:line>
        <draw:line draw:style-name="gr4" draw:text-style-name="P7" draw:layer="layout" svg:x1="16.002cm" svg:y1="13.97cm" svg:x2="14.224cm" svg:y2="8.153cm">
          <text:p/>
        </draw:line>
        <draw:line draw:style-name="gr4" draw:text-style-name="P7" draw:layer="layout" svg:x1="18.542cm" svg:y1="13.462cm" svg:x2="14.986cm" svg:y2="8.153cm">
          <text:p/>
        </draw:line>
        <draw:line draw:style-name="gr4" draw:text-style-name="P7" draw:layer="layout" svg:x1="19.812cm" svg:y1="12.954cm" svg:x2="15.494cm" svg:y2="8.153cm">
          <text:p/>
        </draw:line>
        <draw:line draw:style-name="gr4" draw:text-style-name="P7" draw:layer="layout" svg:x1="21.844cm" svg:y1="11.684cm" svg:x2="15.748cm" svg:y2="7.62cm">
          <text:p/>
        </draw:line>
        <draw:line draw:style-name="gr4" draw:text-style-name="P7" draw:layer="layout" svg:x1="23.368cm" svg:y1="9.652cm" svg:x2="15.748cm" svg:y2="6.6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natomy of a Puppet Run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lient runs agent on a timer (30m)</text:span></text:p>
              </text:list-item>
              <text:list-item>
                <text:p><text:span text:style-name="T3">Client asks master for any new plugins, master sends a response</text:span></text:p>
              </text:list-item>
              <text:list-item>
                <text:p><text:span text:style-name="T3">Client runs </text:span><text:span text:style-name="T4">facter </text:span><text:span text:style-name="T5">to collect facts, sends facts to master</text:span></text:p>
              </text:list-item>
              <text:list-item>
                <text:p><text:span text:style-name="T5">Master uses client facts to compile a custom catalog for the node, then sends the catalog to the client</text:span></text:p>
              </text:list-item>
              <text:list-item>
                <text:p><text:span text:style-name="T5">Client applies the catalog received from the server</text:span></text:p>
              </text:list-item>
              <text:list-item>
                <text:p><text:span text:style-name="T5">Client sends a run report back to the ser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ster Setup</text:p>
          </draw:text-box>
        </draw:frame>
        <draw:frame draw:style-name="gr5" draw:text-style-name="P9" draw:layer="layout" svg:width="25.908cm" svg:height="15.24cm" svg:x="1.016cm" svg:y="4.572cm">
          <draw:text-box>
            <text:p text:style-name="P8"><text:span text:style-name="T6">sudo yum -y install epel-release</text:span></text:p>
            <text:p text:style-name="P8"><text:span text:style-name="T6">sudo yum -y install puppet-server</text:span></text:p>
            <text:p text:style-name="P8"><text:span text:style-name="T6"/></text:p>
            <text:p text:style-name="P8"><text:span text:style-name="T6"># If you fail to do this, then puppetmaster service fails to start...</text:span></text:p>
            <text:p text:style-name="P8"><text:span text:style-name="T6">sed -i 's/\/usr\/bin\/start-puppet-master/\/usr\/bin\/puppet/g' /usr/lib/systemd/system/puppetmaster.service</text:span></text:p>
            <text:p text:style-name="P8"><text:span text:style-name="T6"/></text:p>
            <text:p text:style-name="P8"><text:span text:style-name="T6"># firewall</text:span></text:p>
            <text:p text:style-name="P8"><text:span text:style-name="T6">sudo firewall-cmd --permanent --add-service=puppetmaster</text:span></text:p>
            <text:p text:style-name="P8"><text:span text:style-name="T6">sudo firewall-cmd --reload</text:span></text:p>
            <text:p text:style-name="P8"><text:span text:style-name="T6"/></text:p>
            <text:p text:style-name="P8"><text:span text:style-name="T6"># service</text:span></text:p>
            <text:p text:style-name="P8"><text:span text:style-name="T6">sudo systemctl enable puppetmaster</text:span></text:p>
            <text:p text:style-name="P8"><text:span text:style-name="T6">sudo systemctl start puppetmaster</text:span></text:p>
            <text:p text:style-name="P8"><text:span text:style-name="T6">sudo systemctl status puppetmaster</text:span></text:p>
            <text:p text:style-name="P8"><text:span text:style-name="T6"/></text:p>
            <text:p text:style-name="P8"><text:span text:style-name="T6"># edit /etc/puppet/puppet.con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gent Setup</text:p>
          </draw:text-box>
        </draw:frame>
        <draw:frame draw:style-name="gr5" draw:text-style-name="P9" draw:layer="layout" svg:width="25.908cm" svg:height="15.24cm" svg:x="1.016cm" svg:y="4.572cm">
          <draw:text-box>
            <text:p text:style-name="P8"><text:span text:style-name="T6">sudo yum -y install epel-release</text:span></text:p>
            <text:p text:style-name="P8"><text:span text:style-name="T6">sudo yum -y install puppet</text:span></text:p>
            <text:p text:style-name="P8"><text:span text:style-name="T6"><text:s text:c="3"/></text:span></text:p>
            <text:p text:style-name="P8"><text:span text:style-name="T6"># service (note: puppetagent is an alias for the puppet service)</text:span></text:p>
            <text:p text:style-name="P8"><text:span text:style-name="T6">sudo systemctl enable puppet</text:span></text:p>
            <text:p text:style-name="P8"><text:span text:style-name="T6">sudo systemctl start puppet</text:span></text:p>
            <text:p text:style-name="P8"><text:span text:style-name="T6">sudo systemctl status puppet</text:span></text:p>
            <text:p text:style-name="P8"><text:span text:style-name="T6"/></text:p>
            <text:p text:style-name="P8"><text:span text:style-name="T6"># edit the /etc/puppet/puppet.con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on Commands</text:p>
          </draw:text-box>
        </draw:frame>
        <draw:frame draw:style-name="gr5" draw:text-style-name="P9" draw:layer="layout" svg:width="25.908cm" svg:height="15.24cm" svg:x="1.016cm" svg:y="4.572cm">
          <draw:text-box>
            <text:p text:style-name="P8"><text:span text:style-name="T6"># Run puppet</text:span></text:p>
            <text:p text:style-name="P8"><text:span text:style-name="T6">puppet agent -t</text:span></text:p>
            <text:p text:style-name="P8"><text:span text:style-name="T6"/></text:p>
            <text:p text:style-name="P8"><text:span text:style-name="T6"># Debug mode</text:span></text:p>
            <text:p text:style-name="P8"><text:span text:style-name="T6">puppet agent -t --debug</text:span></text:p>
            <text:p text:style-name="P8"><text:span text:style-name="T6"/></text:p>
            <text:p text:style-name="P8"><text:span text:style-name="T6"># “Dry” run, don't apply any changes</text:span></text:p>
            <text:p text:style-name="P8"><text:span text:style-name="T6">puppet agent -t --noop </text:span></text:p>
            <text:p text:style-name="P8"><text:span text:style-name="T6"/></text:p>
            <text:p text:style-name="P8"><text:span text:style-name="T6"># Run a single manifest</text:span></text:p>
            <text:p text:style-name="P8"><text:span text:style-name="T6">puppet apply /path/to/manifest.pp</text:span></text:p>
            <text:p text:style-name="P8"><text:span text:style-name="T6"/></text:p>
            <text:p text:style-name="P8"><text:span text:style-name="T6"># Print current facts</text:span></text:p>
            <text:p text:style-name="P8"><text:span text:style-name="T6">facter</text:span></text:p>
            <text:p text:style-name="P8"><text:span text:style-name="T6"/></text:p>
            <text:p text:style-name="P8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rectories / Files</text:p>
          </draw:text-box>
        </draw:frame>
        <draw:frame draw:style-name="gr5" draw:text-style-name="P9" draw:layer="layout" svg:width="25.908cm" svg:height="15.24cm" svg:x="1.016cm" svg:y="4.572cm">
          <draw:text-box>
            <text:p text:style-name="P8"><text:span text:style-name="T6"># Puppet config</text:span></text:p>
            <text:p text:style-name="P8"><text:span text:style-name="T6">/etc/puppet/puppet.conf</text:span></text:p>
            <text:p text:style-name="P8"><text:span text:style-name="T6"/></text:p>
            <text:p text:style-name="P8"><text:span text:style-name="T6"># Puppet code that we right (on master)</text:span></text:p>
            <text:p text:style-name="P8"><text:span text:style-name="T6">/etc/puppet/environments/xxx</text:span></text:p>
            <text:p text:style-name="P8"><text:span text:style-name="T6"/></text:p>
            <text:p text:style-name="P8"><text:span text:style-name="T6"># Logs</text:span></text:p>
            <text:p text:style-name="P8"><text:span text:style-name="T6">/var/log/puppet</text:span></text:p>
            <text:p text:style-name="P8"><text:span text:style-name="T6"/></text:p>
            <text:p text:style-name="P8"><text:span text:style-name="T6"># Puppet data</text:span></text:p>
            <text:p text:style-name="P8"><text:span text:style-name="T6">/var/lib/puppet</text:span></text:p>
            <text:p text:style-name="P8"><text:span text:style-name="T6"/></text:p>
            <text:p text:style-name="P8"><text:span text:style-name="T6"># Puppet catalog (on client)</text:span></text:p>
            <text:p text:style-name="P8"><text:span text:style-name="T6">/var/lib/puppet/client_data/catalog/$certname.json</text:span></text:p>
            <text:p text:style-name="P8"><text:span text:style-name="T6"/></text:p>
            <text:p text:style-name="P8"><text:span text:style-name="T6"># Nerd stuff</text:span></text:p>
            <text:p text:style-name="P8"><text:span text:style-name="T6">/usr/share/ruby/vendor_ruby/puppet</text:span></text:p>
            <text:p text:style-name="P8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erminology v2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sources</text:span><text:span text:style-name="T2"> declare the desired state of an object (files, firewall settings, packages, services, etc)</text:span></text:p>
              </text:list-item>
              <text:list-item>
                <text:p><text:span text:style-name="T2">Resources are grouped together into </text:span><text:span text:style-name="T1">classes</text:span></text:p>
              </text:list-item>
              <text:list-item>
                <text:p><text:span text:style-name="T2">Classes are written in </text:span><text:span text:style-name="T1">manifests</text:span><text:span text:style-name="T2"> (.pp files)</text:span></text:p>
              </text:list-item>
              <text:list-item>
                <text:p><text:span text:style-name="T2">Manifests and configuration files are organized into </text:span><text:span text:style-name="T1">modu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draw:style-name="gr6" draw:text-style-name="P10" draw:layer="layout" svg:width="26.162cm" svg:height="12.78cm" svg:x="1.016cm" svg:y="4.826cm">
          <draw:text-box>
            <text:p><text:span text:style-name="T7"># create a file with some content</text:span></text:p>
            <text:p><text:span text:style-name="T7">file { “/tmp/hello_world.txt”</text:span></text:p>
            <text:p><text:span text:style-name="T7"><text:s text:c="2"/></text:span><text:span text:style-name="T7">content =&gt; “Hello World!\n”,</text:span></text:p>
            <text:p><text:span text:style-name="T7">}</text:span></text:p>
            <text:p><text:span text:style-name="T7"/></text:p>
            <text:p><text:span text:style-name="T7"># ensure a package is installed</text:span></text:p>
            <text:p><text:span text:style-name="T7">package { "sysstat":</text:span></text:p>
            <text:p><text:span text:style-name="T7"><text:s text:c="2"/></text:span><text:span text:style-name="T7">name <text:s text:c="2"/>=&gt; "sysstat",</text:span></text:p>
            <text:p><text:span text:style-name="T7"><text:s text:c="2"/></text:span><text:span text:style-name="T7">ensure =&gt; present,</text:span></text:p>
            <text:p><text:span text:style-name="T7">}</text:span></text:p>
            <text:p><text:span text:style-name="T7"/></text:p>
            <text:p><text:span text:style-name="T7"># ensure a service is enabled at boot and currently running</text:span></text:p>
            <text:p><text:span text:style-name="T7">service { “sysstat”:</text:span></text:p>
            <text:p><text:span text:style-name="T7"><text:s text:c="2"/></text:span><text:span text:style-name="T7">name <text:s text:c="3"/>=&gt; “sysstat”,</text:span></text:p>
            <text:p><text:span text:style-name="T7"><text:s text:c="2"/></text:span><text:span text:style-name="T7">enabled =&gt; true,</text:span></text:p>
            <text:p><text:span text:style-name="T7"><text:s text:c="2"/></text:span><text:span text:style-name="T7">ensure <text:s/>=&gt; “running”,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draw:style-name="gr7" draw:text-style-name="P9" draw:layer="layout" svg:width="25.908cm" svg:height="16.002cm" svg:x="1.016cm" svg:y="3.81cm">
          <draw:text-box>
            <text:p><text:span text:style-name="T6"><text:s text:c="2"/></text:span><text:span text:style-name="T6">class { "::ntp":</text:span></text:p>
            <text:p><text:span text:style-name="T6"><text:s text:c="4"/></text:span><text:span text:style-name="T6">service_enable =&gt; true,</text:span></text:p>
            <text:p><text:span text:style-name="T6"><text:s text:c="4"/></text:span><text:span text:style-name="T6">service_ensure =&gt; 'running',</text:span></text:p>
            <text:p><text:span text:style-name="T6"><text:s text:c="4"/></text:span><text:span text:style-name="T6">servers =&gt; [“time1.encore.tech”, “time2.encore.tech”],</text:span></text:p>
            <text:p><text:span text:style-name="T6"><text:s text:c="2"/></text:span><text:span text:style-name="T6">}</text:span></text:p>
            <text:p><text:span text:style-name="T6"/></text:p>
            <text:p><text:span text:style-name="T6"># More info on differences, see</text:span></text:p>
            <text:p><text:span text:style-name="T6"># https://docs.puppet.com/puppet/latest/lang_classes.html#include-like-behavi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draw:style-name="gr8" draw:text-style-name="P11" draw:layer="layout" svg:width="25.908cm" svg:height="14.732cm" svg:x="1.016cm" svg:y="4.064cm">
          <draw:text-box>
            <text:p><text:span text:style-name="T7">class profile::sysstat {</text:span></text:p>
            <text:p><text:span text:style-name="T7"/></text:p>
            <text:p><text:span text:style-name="T7"><text:s text:c="2"/></text:span><text:span text:style-name="T7">package { "sysstat":</text:span></text:p>
            <text:p><text:span text:style-name="T7"><text:s text:c="4"/></text:span><text:span text:style-name="T7">name <text:s text:c="2"/>=&gt; "sysstat",</text:span></text:p>
            <text:p><text:span text:style-name="T7"><text:s text:c="4"/></text:span><text:span text:style-name="T7">ensure =&gt; present,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7">service { “sysstat”:</text:span></text:p>
            <text:p><text:span text:style-name="T7"><text:s text:c="4"/></text:span><text:span text:style-name="T7">name <text:s text:c="3"/>=&gt; “sysstat”,</text:span></text:p>
            <text:p><text:span text:style-name="T7"><text:s text:c="4"/></text:span><text:span text:style-name="T7">enabled =&gt; true,</text:span></text:p>
            <text:p><text:span text:style-name="T7"><text:s text:c="4"/></text:span><text:span text:style-name="T7">ensure <text:s/>=&gt; “running”,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luding Classes</text:p>
          </draw:text-box>
        </draw:frame>
        <draw:frame draw:style-name="gr8" draw:text-style-name="P11" draw:layer="layout" svg:width="25.908cm" svg:height="14.732cm" svg:x="1.016cm" svg:y="4.064cm">
          <draw:text-box>
            <text:p><text:span text:style-name="T7">class profile::sysstat {</text:span></text:p>
            <text:p><text:span text:style-name="T7"><text:s text:c="2"/></text:span><text:span text:style-name="T7">...</text:span></text:p>
            <text:p><text:span text:style-name="T7">}</text:span></text:p>
            <text:p><text:span text:style-name="T7"/></text:p>
            <text:p><text:span text:style-name="T7">class role::ntp_server {</text:span></text:p>
            <text:p><text:span text:style-name="T7"><text:s text:c="2"/></text:span><text:span text:style-name="T7">include profile::sysstat</text:span></text:p>
            <text:p><text:span text:style-name="T7"><text:s text:c="2"/></text:span><text:span text:style-name="T7">...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 and Profile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 </text:span><text:span text:style-name="T1">profile </text:span><text:span text:style-name="T2">is a</text:span><text:span text:style-name="T1"> class </text:span><text:span text:style-name="T2">that</text:span><text:span text:style-name="T1"> </text:span><text:span text:style-name="T3">includes and manages resources and modules to define a logical component</text:span></text:p>
              </text:list-item>
              <text:list-item>
                <text:p><text:span text:style-name="T3">A </text:span><text:span text:style-name="T1">role </text:span><text:span text:style-name="T2">is a </text:span><text:span text:style-name="T1">class</text:span><text:span text:style-name="T2"> that includes</text:span><text:span text:style-name="T3"> one or more profiles to define the type of server</text:span></text:p>
              </text:list-item>
              <text:list-item>
                <text:p><text:span text:style-name="T3">A </text:span><text:span text:style-name="T1">node </text:span><text:span text:style-name="T3">includes one role, and one only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 and Profiles</text:p>
          </draw:text-box>
        </draw:frame>
        <draw:frame draw:style-name="gr9" draw:text-style-name="P11" draw:layer="layout" svg:width="26.67cm" svg:height="17.939cm" svg:x="1.016cm" svg:y="4.064cm">
          <draw:text-box>
            <text:p><text:span text:style-name="T7">class profile::sysstat {</text:span></text:p>
            <text:p><text:span text:style-name="T7"><text:s text:c="2"/></text:span><text:span text:style-name="T7">package { "sysstat":</text:span></text:p>
            <text:p><text:span text:style-name="T7"><text:s text:c="4"/></text:span><text:span text:style-name="T7">...</text:span></text:p>
            <text:p><text:span text:style-name="T7"><text:s text:c="2"/></text:span><text:span text:style-name="T7">}</text:span></text:p>
            <text:p><text:span text:style-name="T7"><text:s text:c="2"/></text:span><text:span text:style-name="T7">service { “sysstat”:</text:span></text:p>
            <text:p><text:span text:style-name="T7"><text:s text:c="4"/></text:span><text:span text:style-name="T7">...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/></text:p>
            <text:p><text:span text:style-name="T7">class profile::ntp_server {</text:span></text:p>
            <text:p><text:span text:style-name="T7"><text:s text:c="2"/></text:span><text:span text:style-name="T6">class { "::ntp":</text:span></text:p>
            <text:p><text:span text:style-name="T6"><text:s text:c="4"/></text:span><text:span text:style-name="T6">service_enable =&gt; true,</text:span></text:p>
            <text:p><text:span text:style-name="T6"><text:s text:c="4"/></text:span><text:span text:style-name="T6">service_ensure =&gt; “running”,</text:span></text:p>
            <text:p><text:span text:style-name="T6"><text:s text:c="4"/></text:span><text:span text:style-name="T6">servers =&gt; [“0.centos.pool.ntp.org”, “1.centos.pool.ntp.org”],</text:span></text:p>
            <text:p><text:span text:style-name="T6"><text:s text:c="2"/></text:span><text:span text:style-name="T6">}</text:span></text:p>
            <text:p><text:span text:style-name="T7">}</text:span></text:p>
            <text:p><text:span text:style-name="T7"/></text:p>
            <text:p><text:span text:style-name="T7">class role::ntp_server {</text:span></text:p>
            <text:p><text:span text:style-name="T7"><text:s text:c="2"/></text:span><text:span text:style-name="T7">include profile::sysstat</text:span></text:p>
            <text:p><text:span text:style-name="T7"><text:s text:c="2"/></text:span><text:span text:style-name="T7">include profile::ntp_server</text:span></text:p>
            <text:p><text:span text:style-name="T7">}</text:span></text:p>
          </draw:text-box>
        </draw:frame>
        <draw:frame draw:style-name="gr8" draw:text-style-name="P11" draw:layer="layout" svg:width="11.684cm" svg:height="14.732cm" svg:x="13.97cm" svg:y="4.064cm">
          <draw:text-box>
            <text:p><text:span text:style-name="T7">node “ntp1.encore.tech” {</text:span></text:p>
            <text:p><text:span text:style-name="T7"><text:s text:c="2"/></text:span><text:span text:style-name="T7">include role::ntp_server</text:span></text:p>
            <text:p><text:span text:style-name="T7">}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 and Profiles Best Practices</text:p>
          </draw:text-box>
        </draw:frame>
        <draw:frame presentation:style-name="pr4" draw:text-style-name="P5" draw:layer="layout" svg:width="25.199cm" svg:height="12.179cm" svg:x="1.4cm" svg:y="4.585cm" presentation:class="outline" presentation:user-transformed="true">
          <draw:text-box>
            <text:list text:style-name="L2">
              <text:list-item>
                <text:p><text:span text:style-name="T3">Define a profile for each component</text:span></text:p>
              </text:list-item>
              <text:list-item>
                <text:p><text:span text:style-name="T3">Profiles can NOT depend on one another</text:span></text:p>
              </text:list-item>
              <text:list-item>
                <text:p><text:span text:style-name="T3">Define a role for a type of server</text:span></text:p>
                <text:list>
                  <text:list-item>
                    <text:p><text:span text:style-name="T3">Mysql server</text:span></text:p>
                  </text:list-item>
                  <text:list-item>
                    <text:p><text:span text:style-name="T3">Zabbix server</text:span></text:p>
                  </text:list-item>
                  <text:list-item>
                    <text:p><text:span text:style-name="T3">Dns server</text:span></text:p>
                  </text:list-item>
                </text:list>
              </text:list-item>
              <text:list-item>
                <text:p><text:span text:style-name="T3">Nodes have ONE ROLE!</text:span></text:p>
              </text:list-item>
              <text:list-item>
                <text:p><text:span text:style-name="T3">New server, similar to a current role is…. A new role!</text:span></text:p>
              </text:list-item>
              <text:list-item>
                <text:p><text:span text:style-name="T3">Roles </text:span><text:span text:style-name="T8">can</text:span><text:span text:style-name="T3"> inherit from one another (for now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Hiera </text:span>is short for hierarchy</text:p>
              </text:list-item>
              <text:list-item>
                <text:p>Hierarchical data lookup engine</text:p>
              </text:list-item>
              <text:list-item>
                <text:p>Central place for all configuration options</text:p>
                <text:list>
                  <text:list-item>
                    <text:p>vars in ansible</text:p>
                  </text:list-item>
                  <text:list-item>
                    <text:p>Configuration/ domain in CloudForms</text:p>
                  </text:list-item>
                </text:list>
              </text:list-item>
              <text:list-item>
                <text:p>Data stored in YAML or JSON <text:span text:style-name="T9">backends</text:span></text:p>
                <text:list>
                  <text:list-item>
                    <text:p><text:span text:style-name="T10">We'll be using YAML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 what's wrong here?</text:p>
          </draw:text-box>
        </draw:frame>
        <draw:frame draw:style-name="gr10" draw:text-style-name="P12" draw:layer="layout" svg:width="25.648cm" svg:height="5.411cm" svg:x="0.768cm" svg:y="4.749cm">
          <draw:text-box>
            <text:p><text:span text:style-name="T11">class profile::ntp_server {</text:span></text:p>
            <text:p><text:span text:style-name="T11"><text:s text:c="2"/></text:span><text:span text:style-name="T6">class { "::ntp":</text:span></text:p>
            <text:p><text:span text:style-name="T6"><text:s text:c="4"/></text:span><text:span text:style-name="T6">service_enable =&gt; true,</text:span></text:p>
            <text:p><text:span text:style-name="T6"><text:s text:c="4"/></text:span><text:span text:style-name="T6">service_ensure =&gt; “running”,</text:span></text:p>
            <text:p><text:span text:style-name="T6"><text:s text:c="4"/></text:span><text:span text:style-name="T6">servers =&gt; [“0.centos.pool.ntp.org”, “1.centos.pool.ntp.org”],</text:span></text:p>
            <text:p><text:span text:style-name="T6"><text:s text:c="2"/></text:span><text:span text:style-name="T6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 Continu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ver hard code <text:span text:style-name="T9">any </text:span><text:span text:style-name="T10">option in a resource, class, or manifest!</text:span></text:p>
              </text:list-item>
              <text:list-item>
                <text:p><text:span text:style-name="T10">All configuration data lives in hiera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 Example</text:p>
          </draw:text-box>
        </draw:frame>
        <draw:frame draw:style-name="gr11" draw:text-style-name="P11" draw:layer="layout" svg:width="25.648cm" svg:height="14.254cm" svg:x="0.768cm" svg:y="4.749cm">
          <draw:text-box>
            <text:p><text:span text:style-name="T7"># without hiera BAD!</text:span></text:p>
            <text:p><text:span text:style-name="T7">class profile::ntp_server {</text:span></text:p>
            <text:p><text:span text:style-name="T7"><text:s text:c="2"/></text:span><text:span text:style-name="T6">class { "::ntp":</text:span></text:p>
            <text:p><text:span text:style-name="T6"><text:s text:c="4"/></text:span><text:span text:style-name="T6">service_enable =&gt; true,</text:span></text:p>
            <text:p><text:span text:style-name="T6"><text:s text:c="4"/></text:span><text:span text:style-name="T6">service_ensure =&gt; “running”,</text:span></text:p>
            <text:p><text:span text:style-name="T6"><text:s text:c="4"/></text:span><text:span text:style-name="T6">servers =&gt; [“0.centos.pool.ntp.org”, “1.centos.pool.ntp.org”],</text:span></text:p>
            <text:p><text:span text:style-name="T6"><text:s text:c="2"/></text:span><text:span text:style-name="T6">}</text:span></text:p>
            <text:p><text:span text:style-name="T7">}</text:span></text:p>
            <text:p><text:span text:style-name="T7"/></text:p>
            <text:p><text:span text:style-name="T7"># with hiera GOOD!</text:span></text:p>
            <text:p><text:span text:style-name="T7">class profile::ntp_server {</text:span></text:p>
            <text:p><text:span text:style-name="T7"><text:s text:c="2"/></text:span><text:span text:style-name="T7">$ntp_servers = hiera(“encore::ntp::servers”)</text:span></text:p>
            <text:p><text:span text:style-name="T7"/></text:p>
            <text:p><text:span text:style-name="T7"><text:s text:c="2"/></text:span><text:span text:style-name="T6">class { "::ntp":</text:span></text:p>
            <text:p><text:span text:style-name="T6"><text:s text:c="4"/></text:span><text:span text:style-name="T6">service_enable =&gt; true,</text:span></text:p>
            <text:p><text:span text:style-name="T6"><text:s text:c="4"/></text:span><text:span text:style-name="T6">service_ensure =&gt; “running”,</text:span></text:p>
            <text:p><text:span text:style-name="T6"><text:s text:c="4"/></text:span><text:span text:style-name="T6">servers =&gt; $ntp_servers,</text:span></text:p>
            <text:p><text:span text:style-name="T6"><text:s text:c="2"/></text:span><text:span text:style-name="T6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 - ntp_server.yaml</text:p>
          </draw:text-box>
        </draw:frame>
        <draw:frame draw:style-name="gr11" draw:text-style-name="P11" draw:layer="layout" svg:width="25.648cm" svg:height="14.254cm" svg:x="0.768cm" svg:y="4.749cm">
          <draw:text-box>
            <text:p><text:span text:style-name="T7">---</text:span></text:p>
            <text:p><text:span text:style-name="T7"># NTP</text:span></text:p>
            <text:p><text:span text:style-name="T7">encore::ntp::servers:</text:span></text:p>
            <text:p><text:span text:style-name="T7"><text:s text:c="2"/></text:span><text:span text:style-name="T7">- 0.pool.ntp.org</text:span></text:p>
            <text:p><text:span text:style-name="T7"><text:s text:c="2"/></text:span><text:span text:style-name="T7">- 1.pool.ntp.org</text:span></text:p>
            <text:p><text:span text:style-name="T7"><text:s text:c="2"/></text:span><text:span text:style-name="T7">- 2.pool.ntp.org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hiera.yaml</text:p>
          </draw:text-box>
        </draw:frame>
        <draw:frame draw:style-name="gr11" draw:text-style-name="P11" draw:layer="layout" svg:width="25.648cm" svg:height="14.254cm" svg:x="1.276cm" svg:y="4.572cm">
          <draw:text-box>
            <text:p><text:span text:style-name="T6">---</text:span></text:p>
            <text:p><text:span text:style-name="T6">:backends:</text:span></text:p>
            <text:p><text:span text:style-name="T6"><text:s text:c="2"/></text:span><text:span text:style-name="T6">- yaml</text:span></text:p>
            <text:p><text:span text:style-name="T6"/></text:p>
            <text:p><text:span text:style-name="T6">:hierarchy:</text:span></text:p>
            <text:p><text:span text:style-name="T6"><text:s text:c="2"/></text:span><text:span text:style-name="T6">- node/%{::clientcert}</text:span></text:p>
            <text:p><text:span text:style-name="T6"><text:s text:c="2"/></text:span><text:span text:style-name="T6">- base</text:span></text:p>
            <text:p><text:span text:style-name="T6"/></text:p>
            <text:p><text:span text:style-name="T6">:yaml:</text:span></text:p>
            <text:p><text:span text:style-name="T6"><text:s text:c="2"/></text:span><text:span text:style-name="T6">:datadir: /etc/puppet/environments/%{environment}/hieradata</text:span></text:p>
            <text:p><text:span text:style-name="T6"/></text:p>
            <text:p><text:span text:style-name="T6">:merge_behavior: native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rchy example</text:p>
          </draw:text-box>
        </draw:frame>
        <draw:frame draw:style-name="gr12" draw:text-style-name="P14" draw:layer="layout" svg:width="25.4cm" svg:height="6.634cm" svg:x="1.778cm" svg:y="4.542cm">
          <draw:text-box>
            <text:p text:style-name="P13"><text:span text:style-name="T6"># base.yaml</text:span></text:p>
            <text:p text:style-name="P13"><text:span text:style-name="T6">---</text:span></text:p>
            <text:p text:style-name="P13"><text:span text:style-name="T6">encore::ntp::servers:</text:span></text:p>
            <text:p text:style-name="P13"><text:span text:style-name="T6"><text:s text:c="2"/></text:span><text:span text:style-name="T6">- time1.encore.tech</text:span></text:p>
            <text:p text:style-name="P13"><text:span text:style-name="T6"><text:s text:c="2"/></text:span><text:span text:style-name="T6">- time2.encore.tech</text:span></text:p>
            <text:p text:style-name="P13"><text:span text:style-name="T6"/></text:p>
            <text:p text:style-name="P13"><text:span text:style-name="T6">encore::snmp::contact: </text:span><text:span text:style-name="T6"><text:a xlink:href="mailto:shawn.green@enore.tech" xlink:type="simple">shawn.green@enore.tech</text:a></text:span></text:p>
            <text:p text:style-name="P13"><text:span text:style-name="T6">encore::snmp::ro_community: abc123</text:span></text:p>
          </draw:text-box>
        </draw:frame>
        <draw:frame draw:style-name="gr13" draw:text-style-name="P14" draw:layer="layout" svg:width="25.4cm" svg:height="3.556cm" svg:x="1.778cm" svg:y="13.208cm">
          <draw:text-box>
            <text:p text:style-name="P13"><text:span text:style-name="T6"># node/nick01.encore.tech.yaml</text:span></text:p>
            <text:p text:style-name="P13"><text:span text:style-name="T6">---</text:span></text:p>
            <text:p text:style-name="P13"><text:span text:style-name="T6">encore::snmp::contact: </text:span><text:span text:style-name="T6"><text:a xlink:href="mailto:nick.maludy@encore.tech" xlink:type="simple">nick.maludy@encore.tech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 + Roles and Profiles</text:p>
          </draw:text-box>
        </draw:frame>
        <draw:frame draw:style-name="gr14" draw:text-style-name="P16" draw:layer="layout" svg:width="26.315cm" svg:height="12.379cm" svg:x="0.762cm" svg:y="4.848cm">
          <draw:text-box>
            <text:list text:style-name="L2">
              <text:list-item>
                <text:p text:style-name="P15"><text:span text:style-name="T13">ALL</text:span><text:span text:style-name="T14"> hiera lookups are done in profiles</text:span></text:p>
                <text:list>
                  <text:list-item>
                    <text:p text:style-name="P15"><text:span text:style-name="T15">hiera(“encore::ntp::servers”)</text:span></text:p>
                  </text:list-item>
                </text:list>
              </text:list-item>
              <text:list-item>
                <text:p text:style-name="P15"><text:span text:style-name="T14">Use hiera to override configurations for a given profile, role, or node</text:span></text:p>
                <text:list>
                  <text:list-item>
                    <text:p text:style-name="P15"><text:span text:style-name="T14">Can modify this lookup order if/when we need to</text:span></text:p>
                  </text:list-item>
                </text:list>
              </text:list-item>
              <text:list-item>
                <text:p text:style-name="P15"><text:span text:style-name="T14">Nodes are assigned a role within Hiera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5">encore::role: “role::name::her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.yaml</text:p>
          </draw:text-box>
        </draw:frame>
        <draw:frame draw:style-name="gr11" draw:text-style-name="P9" draw:layer="layout" svg:width="25.648cm" svg:height="14.254cm" svg:x="1.276cm" svg:y="4.796cm">
          <draw:text-box>
            <text:p text:style-name="P17"><text:span text:style-name="T6">---</text:span></text:p>
            <text:p text:style-name="P17"><text:span text:style-name="T6">:backends:</text:span></text:p>
            <text:p text:style-name="P17"><text:span text:style-name="T6"><text:s text:c="2"/></text:span><text:span text:style-name="T6">- yaml</text:span></text:p>
            <text:p text:style-name="P17"><text:span text:style-name="T6"/></text:p>
            <text:p text:style-name="P17"><text:span text:style-name="T6">:hierarchy:</text:span></text:p>
            <text:p text:style-name="P17"><text:span text:style-name="T6"><text:s text:c="2"/></text:span><text:span text:style-name="T6">- node/%{::clientcert}</text:span></text:p>
            <text:p text:style-name="P17"><text:span text:style-name="T6"><text:s text:c="2"/></text:span><text:span text:style-name="T6">- role/%{encore_role}</text:span></text:p>
            <text:p text:style-name="P17"><text:span text:style-name="T6"><text:s text:c="2"/></text:span><text:span text:style-name="T6">- profile/%{calling_class}</text:span></text:p>
            <text:p text:style-name="P17"><text:span text:style-name="T6"><text:s text:c="2"/></text:span><text:span text:style-name="T6">- base</text:span></text:p>
            <text:p text:style-name="P17"><text:span text:style-name="T6"/></text:p>
            <text:p text:style-name="P17"><text:span text:style-name="T6">:yaml:</text:span></text:p>
            <text:p text:style-name="P17"><text:span text:style-name="T6"><text:s text:c="2"/></text:span><text:span text:style-name="T6">:datadir: /etc/puppet/environments/%{environment}/hieradata</text:span></text:p>
            <text:p text:style-name="P17"><text:span text:style-name="T6"/></text:p>
            <text:p text:style-name="P17"><text:span text:style-name="T6">:merge_behavior: native</text:span></text:p>
            <text:p text:style-name="P1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 Roles + Profiles Example</text:p>
          </draw:text-box>
        </draw:frame>
        <draw:frame draw:style-name="gr12" draw:text-style-name="P9" draw:layer="layout" svg:width="25.4cm" svg:height="12.78cm" svg:x="1.27cm" svg:y="4.542cm">
          <draw:text-box>
            <text:p text:style-name="P18"><text:span text:style-name="T6">class profile::ntp {</text:span></text:p>
            <text:p text:style-name="P18"><text:span text:style-name="T6"><text:s text:c="2"/></text:span><text:span text:style-name="T6">class { "::ntp":</text:span></text:p>
            <text:p text:style-name="P18"><text:span text:style-name="T6"><text:s text:c="4"/></text:span><text:span text:style-name="T6">service_enable =&gt; true,</text:span></text:p>
            <text:p text:style-name="P18"><text:span text:style-name="T6"><text:s text:c="4"/></text:span><text:span text:style-name="T6">service_ensure =&gt; “running”,</text:span></text:p>
            <text:p text:style-name="P18"><text:span text:style-name="T6"><text:s text:c="4"/></text:span><text:span text:style-name="T6">servers =&gt; </text:span><text:span text:style-name="T16">hiera(“encore::ntp::servers”)</text:span><text:span text:style-name="T6">,</text:span></text:p>
            <text:p text:style-name="P18"><text:span text:style-name="T6"><text:s text:c="2"/></text:span><text:span text:style-name="T6">}</text:span></text:p>
            <text:p text:style-name="P18"><text:span text:style-name="T6">}</text:span></text:p>
            <text:p text:style-name="P18"><text:span text:style-name="T6"/></text:p>
            <text:p text:style-name="P18"><text:span text:style-name="T6">class role::ntp {</text:span></text:p>
            <text:p text:style-name="P18"><text:span text:style-name="T6"><text:s text:c="2"/></text:span><text:span text:style-name="T6">..</text:span></text:p>
            <text:p text:style-name="P18"><text:span text:style-name="T6"><text:s text:c="2"/></text:span><text:span text:style-name="T6">include profile::ntp</text:span></text:p>
            <text:p text:style-name="P18"><text:span text:style-name="T6">}</text:span></text:p>
            <text:p text:style-name="P18"><text:span text:style-name="T6"/></text:p>
            <text:p text:style-name="P18"><text:span text:style-name="T6">class role::ntp_server {</text:span></text:p>
            <text:p text:style-name="P18"><text:span text:style-name="T6"><text:s text:c="2"/></text:span><text:span text:style-name="T6">..</text:span></text:p>
            <text:p text:style-name="P18"><text:span text:style-name="T6"><text:s text:c="2"/></text:span><text:span text:style-name="T6">include profile::ntp</text:span></text:p>
            <text:p text:style-name="P18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 Roles + Profiles Example</text:p>
          </draw:text-box>
        </draw:frame>
        <draw:frame draw:style-name="gr12" draw:text-style-name="P20" draw:layer="layout" svg:width="26.162cm" svg:height="14.991cm" svg:x="1.016cm" svg:y="4.542cm">
          <draw:text-box>
            <text:p text:style-name="P19"><text:span text:style-name="T6"># base.yaml</text:span></text:p>
            <text:p text:style-name="P19"><text:span text:style-name="T6">---</text:span></text:p>
            <text:p text:style-name="P19"><text:span text:style-name="T6">encore::ntp::servers:</text:span></text:p>
            <text:p text:style-name="P19"><text:span text:style-name="T6"><text:s text:c="2"/></text:span><text:span text:style-name="T6">- time1.encore.tech</text:span></text:p>
            <text:p text:style-name="P19"><text:span text:style-name="T6"><text:s text:c="2"/></text:span><text:span text:style-name="T6">- time2.encore.tech</text:span></text:p>
            <text:p text:style-name="P19"><text:span text:style-name="T6"/></text:p>
            <text:p text:style-name="P19"><text:span text:style-name="T6"/></text:p>
            <text:p text:style-name="P19"><text:span text:style-name="T6"># role/role::ntp_server.yaml</text:span></text:p>
            <text:p text:style-name="P19"><text:span text:style-name="T6">---</text:span></text:p>
            <text:p text:style-name="P19"><text:span text:style-name="T6">encore::ntp::servers:</text:span></text:p>
            <text:p text:style-name="P19"><text:span text:style-name="T6"><text:s text:c="2"/></text:span><text:span text:style-name="T6">- 0.centos.pool.ntp.org</text:span></text:p>
            <text:p text:style-name="P19"><text:span text:style-name="T6"><text:s text:c="2"/></text:span><text:span text:style-name="T6">- 1.centos.pool.ntp.org</text:span></text:p>
            <text:p text:style-name="P19"><text:span text:style-name="T6"/></text:p>
            <text:p text:style-name="P19"><text:span text:style-name="T6"/></text:p>
            <text:p text:style-name="P19"><text:span text:style-name="T6"># node/nicksserver.encore.tech.yaml</text:span></text:p>
            <text:p text:style-name="P19"><text:span text:style-name="T6">---</text:span></text:p>
            <text:p text:style-name="P19"><text:span text:style-name="T6">encore::role: “role::cloudforms_dev”</text:span></text:p>
            <text:p text:style-name="P19"><text:span text:style-name="T6">encore::ntp::servers:</text:span></text:p>
            <text:p text:style-name="P19"><text:span text:style-name="T6"><text:s text:c="2"/></text:span><text:span text:style-name="T6">- 0.rhel.pool.ntp.org</text:span></text:p>
            <text:p text:style-name="P19"><text:span text:style-name="T6"><text:s text:c="2"/></text:span><text:span text:style-name="T6">- 1.rhel</text:span><text:span text:style-name="T6">.pool.ntp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forge.puppet.com/</text:p>
              </text:list-item>
              <text:list-item>
                <text:p><text:span text:style-name="T10">4,702 modules available</text:span></text:p>
              </text:list-item>
              <text:list-item>
                <text:p><text:span text:style-name="T10">Expose resources and classes to make our jobs easi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 Example</text:p>
          </draw:text-box>
        </draw:frame>
        <draw:frame draw:style-name="gr12" draw:text-style-name="P20" draw:layer="layout" svg:width="26.162cm" svg:height="17.202cm" svg:x="1.016cm" svg:y="3.81cm">
          <draw:text-box>
            <text:p text:style-name="P19"><text:span text:style-name="T6">class profile::snmp {</text:span></text:p>
            <text:p text:style-name="P19"><text:span text:style-name="T6"><text:s text:c="2"/></text:span><text:span text:style-name="T6"># Hiera</text:span></text:p>
            <text:p text:style-name="P19"><text:span text:style-name="T6"><text:s text:c="2"/></text:span><text:span text:style-name="T6">$snmp_contact <text:s text:c="5"/>= hiera("encore::snmp::contact")</text:span></text:p>
            <text:p text:style-name="P19"><text:span text:style-name="T6"><text:s text:c="2"/></text:span><text:span text:style-name="T6">$snmp_ro_community = hiera("encore::snmp::ro_community")</text:span></text:p>
            <text:p text:style-name="P19"><text:span text:style-name="T6"/></text:p>
            <text:p text:style-name="P19"><text:span text:style-name="T6"><text:s text:c="2"/></text:span><text:span text:style-name="T6"># firewalld - https://forge.puppet.com/crayfishx/firewalld</text:span></text:p>
            <text:p text:style-name="P19"><text:span text:style-name="T6"><text:s text:c="2"/></text:span><text:span text:style-name="T6">include ::firewalld</text:span></text:p>
            <text:p text:style-name="P19"><text:span text:style-name="T6"/></text:p>
            <text:p text:style-name="P19"><text:span text:style-name="T6"><text:s text:c="2"/></text:span><text:span text:style-name="T6">firewalld_service { "firewalld-snmp":</text:span></text:p>
            <text:p text:style-name="P19"><text:span text:style-name="T6"><text:s text:c="4"/></text:span><text:span text:style-name="T6">ensure <text:s/>=&gt; present,</text:span></text:p>
            <text:p text:style-name="P19"><text:span text:style-name="T6"><text:s text:c="4"/></text:span><text:span text:style-name="T6">zone <text:s text:c="3"/>=&gt; "public",</text:span></text:p>
            <text:p text:style-name="P19"><text:span text:style-name="T6"><text:s text:c="4"/></text:span><text:span text:style-name="T6">service =&gt; "snmp",</text:span></text:p>
            <text:p text:style-name="P19"><text:span text:style-name="T6"><text:s text:c="2"/></text:span><text:span text:style-name="T6">}</text:span></text:p>
            <text:p text:style-name="P19"><text:span text:style-name="T6"/></text:p>
            <text:p text:style-name="P19"><text:span text:style-name="T6"><text:s text:c="2"/></text:span><text:span text:style-name="T6"># SNMP - https://forge.puppet.com/razorsedge/snmp</text:span></text:p>
            <text:p text:style-name="P19"><text:span text:style-name="T6"><text:s text:c="2"/></text:span><text:span text:style-name="T6">class { '::snmp':</text:span></text:p>
            <text:p text:style-name="P19"><text:span text:style-name="T6"><text:s text:c="4"/></text:span><text:span text:style-name="T6">service_enable =&gt; true,</text:span></text:p>
            <text:p text:style-name="P19"><text:span text:style-name="T6"><text:s text:c="4"/></text:span><text:span text:style-name="T6">service_ensure =&gt; 'running',</text:span></text:p>
            <text:p text:style-name="P19"><text:span text:style-name="T6"><text:s text:c="4"/></text:span><text:span text:style-name="T6">agentaddress <text:s text:c="2"/>=&gt; ['udp:161', 'udp6:161'],</text:span></text:p>
            <text:p text:style-name="P19"><text:span text:style-name="T6"><text:s text:c="4"/></text:span><text:span text:style-name="T6">Contact <text:s text:c="7"/>=&gt; $snmp_contact,</text:span></text:p>
            <text:p text:style-name="P19"><text:span text:style-name="T6"><text:s text:c="4"/></text:span><text:span text:style-name="T6">ro_community <text:s text:c="2"/>=&gt; $snmp_ro_community,</text:span></text:p>
            <text:p text:style-name="P19"><text:span text:style-name="T6"><text:s text:c="2"/></text:span><text:span text:style-name="T6">}</text:span></text:p>
            <text:p text:style-name="P19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 Modules</text:p>
          </draw:text-box>
        </draw:frame>
        <draw:frame draw:style-name="gr12" draw:text-style-name="P20" draw:layer="layout" svg:width="26.162cm" svg:height="8.851cm" svg:x="1.016cm" svg:y="4.796cm">
          <draw:text-box>
            <text:p text:style-name="P19"><text:span text:style-name="T6"># firewalld</text:span></text:p>
            <text:p text:style-name="P19"><text:span text:style-name="T6">puppet module install crayfishx-firewalld --version "&lt; 3.0.0"</text:span></text:p>
            <text:p text:style-name="P19"><text:span text:style-name="T6"/></text:p>
            <text:p text:style-name="P19"><text:span text:style-name="T6"># SNMP</text:span></text:p>
            <text:p text:style-name="P19"><text:span text:style-name="T6">puppet module install razorsedge-snmp</text:span></text:p>
            <text:p text:style-name="P19"><text:span text:style-name="T6"/></text:p>
            <text:p text:style-name="P19"><text:span text:style-name="T17"/></text:p>
            <text:p text:style-name="P19"><text:span text:style-name="T17"># Management nightmare? ... YES!!!</text:span></text:p>
            <text:p text:style-name="P19"><text:span text:style-name="T6"/></text:p>
            <text:p text:style-name="P19"><text:span text:style-name="T17"># DO NOT ACTUALLY DO THIS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10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Toolset for deploying and managing puppet environments and modules</text:span></text:p>
              </text:list-item>
              <text:list-item>
                <text:p><text:span text:style-name="T10">Fits in great with git and software lifecycle</text:span></text:p>
              </text:list-item>
              <text:list-item>
                <text:p><text:span text:style-name="T10">Defines a “best practice” repository layout</text:span></text:p>
              </text:list-item>
              <text:list-item>
                <text:p><text:span text:style-name="T10">Eas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 r10k</text:p>
          </draw:text-box>
        </draw:frame>
        <draw:frame draw:style-name="gr12" draw:text-style-name="P9" draw:layer="layout" svg:width="25.4cm" svg:height="6.634cm" svg:x="1.27cm" svg:y="4.542cm">
          <draw:text-box>
            <text:p text:style-name="P18"><text:span text:style-name="T6"># installation</text:span></text:p>
            <text:p text:style-name="P18"><text:span text:style-name="T6">gem install r10k</text:span></text:p>
            <text:p text:style-name="P18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10k Commands</text:p>
          </draw:text-box>
        </draw:frame>
        <draw:frame draw:style-name="gr12" draw:text-style-name="P9" draw:layer="layout" svg:width="25.4cm" svg:height="6.634cm" svg:x="1.27cm" svg:y="4.542cm">
          <draw:text-box>
            <text:p text:style-name="P18"><text:span text:style-name="T6"># deploy all environments using r10k</text:span></text:p>
            <text:p text:style-name="P18"><text:span text:style-name="T6">r10k deploy environment -p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10k Config</text:p>
          </draw:text-box>
        </draw:frame>
        <draw:frame draw:style-name="gr12" draw:text-style-name="P9" draw:layer="layout" svg:width="25.4cm" svg:height="7.621cm" svg:x="1.27cm" svg:y="4.542cm">
          <draw:text-box>
            <text:p text:style-name="P18"><text:span text:style-name="T6"># /etc/puppetlabs/r10k/r10k.yaml</text:span></text:p>
            <text:p text:style-name="P18"><text:span text:style-name="T6">---</text:span></text:p>
            <text:p text:style-name="P18"><text:span text:style-name="T6"># The location to use for storing cached Git repos</text:span></text:p>
            <text:p text:style-name="P18"><text:span text:style-name="T6">:cachedir: '/var/cache/r10k'</text:span></text:p>
            <text:p text:style-name="P18"><text:span text:style-name="T6"/></text:p>
            <text:p text:style-name="P18"><text:span text:style-name="T6"># A list of git repositories to create</text:span></text:p>
            <text:p text:style-name="P18"><text:span text:style-name="T6">:sources:</text:span></text:p>
            <text:p text:style-name="P18"><text:span text:style-name="T6"><text:s text:c="2"/></text:span><text:span text:style-name="T6">:my-org:</text:span></text:p>
            <text:p text:style-name="P18"><text:span text:style-name="T6"><text:s text:c="4"/></text:span><text:span text:style-name="T6">remote: 'https://github.com/nmaludy/puppet-control-repo.git'</text:span></text:p>
            <text:p text:style-name="P18"><text:span text:style-name="T6"><text:s text:c="4"/></text:span><text:span text:style-name="T6">basedir: '/etc/puppet/environments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tomy of an r10k run</text:p>
          </draw:text-box>
        </draw:frame>
        <draw:frame presentation:style-name="pr4" draw:layer="layout" svg:width="25.199cm" svg:height="12.179cm" svg:x="1.4cm" svg:y="4.826cm" presentation:class="outline" presentation:user-transformed="true">
          <draw:text-box>
            <text:list text:style-name="L2">
              <text:list-item>
                <text:p><text:span text:style-name="T10">Asks git what branches are in the repo</text:span></text:p>
              </text:list-item>
              <text:list-item>
                <text:p><text:span text:style-name="T10">Creates a directory for each branch in /etc/puppet/environments</text:span></text:p>
              </text:list-item>
              <text:list-item>
                <text:p><text:span text:style-name="T10">Clones the repo</text:span></text:p>
              </text:list-item>
              <text:list-item>
                <text:p><text:span text:style-name="T10">Puts code for each branch in /etc/puppet/environemnts/&lt;branch_name&gt;</text:span></text:p>
              </text:list-item>
              <text:list-item>
                <text:p><text:span text:style-name="T10">For each environment, download and install local modules based on Puppetfile in /etc/puppet/environments/&lt;branch_name/Puppet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10k Puppetfile</text:p>
          </draw:text-box>
        </draw:frame>
        <draw:frame presentation:style-name="pr4" draw:layer="layout" svg:width="25.199cm" svg:height="12.179cm" svg:x="1.4cm" svg:y="4.826cm" presentation:class="outline" presentation:user-transformed="true">
          <draw:text-box>
            <text:list text:style-name="L2">
              <text:list-item>
                <text:p><text:span text:style-name="T10">Defines the modules required for the environment</text:span></text:p>
              </text:list-item>
              <text:list-item>
                <text:p><text:span text:style-name="T10">Does NOT handle dependencies</text:span></text:p>
                <text:list>
                  <text:list-item>
                    <text:p><text:span text:style-name="T10"><text:a xlink:href="https://github.com/rnelson0/puppet-generate-puppetfile" xlink:type="simple">https://github.com/rnelson0/puppet-generate-puppetfile</text:a></text:span></text:p>
                  </text:list-item>
                  <text:list-item>
                    <text:p><text:span text:style-name="T10"><text:a xlink:href="https://tickets.puppetlabs.com/browse/RK-3" xlink:type="simple">https://tickets.puppetlabs.com/browse/RK-3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10k Puppetfile</text:p>
          </draw:text-box>
        </draw:frame>
        <draw:frame draw:style-name="gr12" draw:text-style-name="P9" draw:layer="layout" svg:width="25.4cm" svg:height="9.095cm" svg:x="1.27cm" svg:y="4.542cm">
          <draw:text-box>
            <text:p text:style-name="P18"><text:span text:style-name="T6">forge "http://forge.puppetlabs.com"</text:span></text:p>
            <text:p text:style-name="P18"><text:span text:style-name="T6"/></text:p>
            <text:p text:style-name="P18"><text:span text:style-name="T6">mod "puppetlabs/stdlib"</text:span></text:p>
            <text:p text:style-name="P18"><text:span text:style-name="T6">mod "puppetlabs/registry"</text:span></text:p>
            <text:p text:style-name="P18"><text:span text:style-name="T6">mod "puppetlabs/motd"</text:span></text:p>
            <text:p text:style-name="P18"><text:span text:style-name="T6">mod "puppetlabs/ntp", "4.2.0"</text:span></text:p>
            <text:p text:style-name="P18"><text:span text:style-name="T6">mod "crayfishx/firewalld", "2.2.0"</text:span></text:p>
            <text:p text:style-name="P18"><text:span text:style-name="T6">mod "razorsedge/snmp"</text:span></text:p>
            <text:p text:style-name="P18"><text:span text:style-name="T6">mod 'puppetlabs/java'</text:span></text:p>
            <text:p text:style-name="P18"><text:span text:style-name="T6">mod 'puppetlabs/activemq'</text:span></text:p>
            <text:p text:style-name="P18"><text:span text:style-name="T6">mod "richardc/datacat"</text:span></text:p>
            <text:p text:style-name="P18"><text:span text:style-name="T6">mod "puppet/mcollective", "2.1.1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10k Repo Layout</text:p>
          </draw:text-box>
        </draw:frame>
        <draw:frame draw:style-name="gr12" draw:text-style-name="P9" draw:layer="layout" svg:width="25.4cm" svg:height="14.254cm" svg:x="1.27cm" svg:y="4.542cm">
          <draw:text-box>
            <text:p text:style-name="P18"><text:span text:style-name="T6">config/ <text:s text:c="10"/># directory with puppet.conf files</text:span></text:p>
            <text:p text:style-name="P18"><text:span text:style-name="T6"/></text:p>
            <text:p text:style-name="P18"><text:span text:style-name="T6">environment.conf <text:s/># configures r10k environment</text:span></text:p>
            <text:p text:style-name="P18"><text:span text:style-name="T6"/></text:p>
            <text:p text:style-name="P18"><text:span text:style-name="T6">hieradata/ <text:s text:c="7"/># contains all hiera data (yaml hierarchy)</text:span></text:p>
            <text:p text:style-name="P18"><text:span text:style-name="T6"/></text:p>
            <text:p text:style-name="P18"><text:span text:style-name="T6">hiera.yaml <text:s text:c="7"/># hiera config, defines hierarchy</text:span></text:p>
            <text:p text:style-name="P18"><text:span text:style-name="T6"/></text:p>
            <text:p text:style-name="P18"><text:span text:style-name="T6">LICENSE <text:s/></text:span></text:p>
            <text:p text:style-name="P18"><text:span text:style-name="T6"/></text:p>
            <text:p text:style-name="P18"><text:span text:style-name="T6">manifests/ <text:s text:c="7"/># contains site.pp, PUT NOTHING ELSE IN HERE</text:span></text:p>
            <text:p text:style-name="P18"><text:span text:style-name="T6"/></text:p>
            <text:p text:style-name="P18"><text:span text:style-name="T6">Puppetfile <text:s text:c="7"/># r10k Puppetfile to define module dependencies</text:span></text:p>
            <text:p text:style-name="P18"><text:span text:style-name="T6"/></text:p>
            <text:p text:style-name="P18"><text:span text:style-name="T6">README.md</text:span></text:p>
            <text:p text:style-name="P18"><text:span text:style-name="T6"/></text:p>
            <text:p text:style-name="P18"><text:span text:style-name="T6">scripts/ <text:s text:c="9"/># scripts for r10k deployment</text:span></text:p>
            <text:p text:style-name="P18"><text:span text:style-name="T6"/></text:p>
            <text:p text:style-name="P18"><text:span text:style-name="T6">site/ <text:s text:c="12"/># where all of our Roles and Profiles l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I add things?</text:p>
          </draw:text-box>
        </draw:frame>
        <draw:frame presentation:style-name="pr4" draw:layer="layout" svg:width="25.199cm" svg:height="12.179cm" svg:x="1.4cm" svg:y="4.826cm" presentation:class="outline" presentation:user-transformed="true">
          <draw:text-box>
            <text:list text:style-name="L2">
              <text:list-item>
                <text:p><text:span text:style-name="T10">site/profiles/manifests</text:span></text:p>
                <text:list>
                  <text:list-item>
                    <text:p><text:span text:style-name="T10">New profile manifests to define a new component</text:span></text:p>
                  </text:list-item>
                  <text:list-item>
                    <text:p><text:span text:style-name="T10">Each profile gets its own manifest file</text:span></text:p>
                  </text:list-item>
                </text:list>
              </text:list-item>
              <text:list-item>
                <text:p><text:span text:style-name="T10">site/roles/manifests</text:span></text:p>
                <text:list>
                  <text:list-item>
                    <text:p><text:span text:style-name="T10">New role manifests to define server roles</text:span></text:p>
                  </text:list-item>
                  <text:list-item>
                    <text:p><text:span text:style-name="T10">Each role gets its own manifest file</text:span></text:p>
                  </text:list-item>
                </text:list>
              </text:list-item>
              <text:list-item>
                <text:p><text:span text:style-name="T10">Hieradata/</text:span></text:p>
                <text:list>
                  <text:list-item>
                    <text:p><text:span text:style-name="T10">Hiera config variab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les / Profiles Locations </text:p>
          </draw:text-box>
        </draw:frame>
        <draw:frame presentation:style-name="pr4" draw:layer="layout" svg:width="25.199cm" svg:height="12.179cm" svg:x="1.4cm" svg:y="4.826cm" presentation:class="outline" presentation:user-transformed="true">
          <draw:text-box>
            <text:list text:style-name="L2">
              <text:list-item>
                <text:p><text:span text:style-name="T10">site/profiles/manifests</text:span></text:p>
                <text:list>
                  <text:list-item>
                    <text:p><text:span text:style-name="T10">New profile manifests to define a new component</text:span></text:p>
                  </text:list-item>
                  <text:list-item>
                    <text:p><text:span text:style-name="T10">Each profile gets its own manifest file</text:span></text:p>
                  </text:list-item>
                </text:list>
              </text:list-item>
              <text:list-item>
                <text:p><text:span text:style-name="T10">site/roles/manifests</text:span></text:p>
                <text:list>
                  <text:list-item>
                    <text:p><text:span text:style-name="T10">New role manifests to define server roles</text:span></text:p>
                  </text:list-item>
                  <text:list-item>
                    <text:p><text:span text:style-name="T10">Each role gets its own manifest file</text:span></text:p>
                  </text:list-item>
                </text:list>
              </text:list-item>
              <text:list-item>
                <text:p><text:span text:style-name="T10">Hieradata/</text:span></text:p>
                <text:list>
                  <text:list-item>
                    <text:p><text:span text:style-name="T10">Hiera config variab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7.162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7.162cm" presentation:class="title" presentation:user-transformed="true">
          <draw:text-box>
            <text:p>Examp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2:28:54.213645774</meta:creation-date>
    <dc:date>2017-01-15T13:48:54.482507915</dc:date>
    <meta:editing-duration>P5DT23H36M56S</meta:editing-duration>
    <meta:editing-cycles>124</meta:editing-cycles>
    <meta:generator>LibreOffice/5.0.6.2$Linux_X86_64 LibreOffice_project/00$Build-2</meta:generator>
    <meta:document-statistic meta:object-count="227"/>
  </office:meta>
</office:document-meta>
</file>